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center" draw:textarea-vertical-align="middl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objectwithoutfill">
      <style:graphic-properties draw:fill="none" draw:textarea-horizontal-align="center" draw:textarea-vertical-align="middle"/>
    </style:style>
    <style:style style:name="gr4" style:family="graphic" style:parent-style-name="objectwithoutfill">
      <style:graphic-properties draw:marker-start="Circle" draw:marker-start-width="0.2cm" draw:marker-end="Circle" draw:marker-end-width="0.2cm" draw:fill="none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dash" draw:stroke-dash="Ultrafine_20_Dashed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15pt" style:font-size-asian="18pt" style:font-size-complex="18pt"/>
    </style:style>
    <style:style style:name="P3" style:family="paragraph">
      <style:paragraph-properties>
        <style:tab-stops/>
      </style:paragraph-properties>
      <style:text-properties fo:font-size="15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7.5cm" svg:height="0.622cm" svg:x="2.5cm" svg:y="3cm">
          <text:p/>
        </draw:rect>
        <draw:line draw:style-name="gr2" draw:text-style-name="P1" draw:layer="layout" svg:x1="2.5cm" svg:y1="4.508cm" svg:x2="2.5cm" svg:y2="2cm">
          <text:p/>
        </draw:line>
        <draw:line draw:style-name="gr2" draw:text-style-name="P1" draw:layer="layout" svg:x1="10cm" svg:y1="4.548cm" svg:x2="10cm" svg:y2="2.048cm">
          <text:p/>
        </draw:line>
        <draw:path draw:style-name="gr3" draw:text-style-name="P1" draw:layer="layout" svg:width="7.474cm" svg:height="0.509cm" svg:x="2.525cm" svg:y="1.993cm" svg:viewBox="0 0 7475 510" svg:d="m0 16c230-51 440 62 673 39s431 136 632 237c202 101 424 24 634 59 219 37 410-68 612-118 198-50 401-87 593-40 220 54 361 327 614 317 204-8 415-3 612-119 179-106 379-193 593-198 216-5 436-15 653 0 226 16 402-152 613-177 215-26 436-20 653 19 195 36 395 13 593 20h-99">
          <text:p/>
        </draw:path>
        <draw:path draw:style-name="gr3" draw:text-style-name="P1" draw:layer="layout" svg:width="7.474cm" svg:height="0.509cm" svg:x="2.526cm" svg:y="4.493cm" svg:viewBox="0 0 7475 510" svg:d="m0 16c230-51 440 62 673 39s431 136 632 237c202 101 424 24 634 59 219 37 410-68 612-118 198-50 401-87 593-40 220 54 361 327 614 317 204-8 415-3 612-119 179-106 379-193 593-198 216-5 436-15 653 0 226 16 402-152 613-177 215-26 436-20 653 19 195 36 395 13 593 20h-99">
          <text:p/>
        </draw:path>
        <draw:rect draw:style-name="gr1" draw:text-style-name="P1" draw:layer="layout" svg:width="1.5cm" svg:height="0.622cm" svg:x="8.5cm" svg:y="3cm">
          <text:p/>
        </draw:rect>
        <draw:rect draw:style-name="gr1" draw:text-style-name="P1" draw:layer="layout" svg:width="4.5cm" svg:height="0.622cm" svg:x="1.5cm" svg:y="6cm">
          <text:p/>
        </draw:rect>
        <draw:rect draw:style-name="gr1" draw:text-style-name="P1" draw:layer="layout" svg:width="2.5cm" svg:height="0.622cm" svg:x="1.5cm" svg:y="6cm">
          <text:p/>
        </draw:rect>
        <draw:rect draw:style-name="gr1" draw:text-style-name="P1" draw:layer="layout" svg:width="3cm" svg:height="0.622cm" svg:x="2.5cm" svg:y="3cm">
          <text:p/>
        </draw:rect>
        <draw:rect draw:style-name="gr1" draw:text-style-name="P1" draw:layer="layout" svg:width="1.5cm" svg:height="0.622cm" svg:x="7cm" svg:y="7cm">
          <text:p/>
        </draw:rect>
        <draw:rect draw:style-name="gr1" draw:text-style-name="P1" draw:layer="layout" svg:width="2cm" svg:height="0.622cm" svg:x="4cm" svg:y="6cm">
          <text:p/>
        </draw:rect>
        <draw:rect draw:style-name="gr1" draw:text-style-name="P1" draw:layer="layout" svg:width="2cm" svg:height="0.622cm" svg:x="8.5cm" svg:y="7cm">
          <text:p/>
        </draw:rect>
        <draw:path draw:style-name="gr4" draw:text-style-name="P1" draw:layer="layout" svg:width="1.327cm" svg:height="3.181cm" svg:x="2.619cm" svg:y="3.218cm" svg:viewBox="0 0 1328 3182" svg:d="m5 3182c-26-231 53-458 22-687-34-251 122-471 152-709 38-300 256-487 455-641 202-156 524-201 564-527l65-229 65-229v-160">
          <text:p/>
        </draw:path>
        <draw:path draw:style-name="gr4" draw:text-style-name="P1" draw:layer="layout" svg:width="4.554cm" svg:height="1.963cm" svg:x="4.945cm" svg:y="6.189cm" svg:viewBox="0 0 4555 1964" svg:d="m0 0c10 238-5 477 24 716 29 243 79 489 350 651 268 161 559 173 817 325 225 132 483 229 748 260 239 28 483 4 724 0 253-4 507-51 747-130 273-90 543-215 748-412l233-152 164-195">
          <text:p/>
        </draw:path>
        <draw:path draw:style-name="gr4" draw:text-style-name="P1" draw:layer="layout" svg:width="1.604cm" svg:height="4.12cm" svg:x="7.634cm" svg:y="3.253cm" svg:viewBox="0 0 1605 4121" svg:d="m1605 0c1 228-46 447-87 673-42 234-23 455-195 672-165 209-268 460-434 672s-316 435-477 651c-148 199-205 438-282 672-76 232-25 449-87 672l-43 109">
          <text:p/>
        </draw:path>
        <draw:frame draw:style-name="gr5" draw:text-style-name="P2" draw:layer="layout" svg:width="3.254cm" svg:height="0.839cm" svg:x="10.131cm" svg:y="2.9cm">
          <draw:text-box>
            <text:p text:style-name="P2">строка TLB</text:p>
          </draw:text-box>
        </draw:frame>
        <draw:frame draw:style-name="gr5" draw:text-style-name="P2" draw:layer="layout" svg:width="3.711cm" svg:height="1.427cm" svg:x="1cm" svg:y="6.6cm">
          <draw:text-box>
            <text:p text:style-name="P2">виртуальный<text:line-break/>адрес</text:p>
          </draw:text-box>
        </draw:frame>
        <draw:frame draw:style-name="gr5" draw:text-style-name="P2" draw:layer="layout" svg:width="5.049cm" svg:height="0.839cm" svg:x="8.201cm" svg:y="6.201cm">
          <draw:text-box>
            <text:p text:style-name="P2">физический адрес</text:p>
          </draw:text-box>
        </draw:frame>
        <draw:frame draw:style-name="gr5" draw:text-style-name="P2" draw:layer="layout" svg:width="1.243cm" svg:height="0.839cm" svg:x="8.602cm" svg:y="2.302cm">
          <draw:text-box>
            <text:p text:style-name="P2">pfn</text:p>
          </draw:text-box>
        </draw:frame>
        <draw:frame draw:style-name="gr5" draw:text-style-name="P2" draw:layer="layout" svg:width="3.042cm" svg:height="0.839cm" svg:x="3.903cm" svg:y="5.203cm">
          <draw:text-box>
            <text:p text:style-name="P2">смещение</text:p>
          </draw:text-box>
        </draw:frame>
        <draw:rect draw:style-name="gr1" draw:text-style-name="P1" draw:layer="layout" svg:width="3.5cm" svg:height="0.622cm" svg:x="7cm" svg:y="8.7cm">
          <text:p/>
        </draw:rect>
        <draw:frame draw:style-name="gr5" draw:layer="layout" svg:width="0.972cm" svg:height="0.963cm" svg:x="8.6cm" svg:y="7.8cm">
          <draw:text-box>
            <text:p>|||</text:p>
          </draw:text-box>
        </draw:frame>
        <draw:rect draw:style-name="gr1" draw:text-style-name="P1" draw:layer="layout" svg:width="0.829cm" svg:height="0.622cm" svg:x="7cm" svg:y="8.7cm">
          <text:p/>
        </draw:rect>
        <draw:rect draw:style-name="gr1" draw:text-style-name="P1" draw:layer="layout" svg:width="1.096cm" svg:height="0.622cm" svg:x="7.829cm" svg:y="8.7cm">
          <text:p/>
        </draw:rect>
        <draw:frame draw:style-name="gr5" draw:text-style-name="P2" draw:layer="layout" svg:width="1.23cm" svg:height="0.839cm" svg:x="6.802cm" svg:y="9.102cm">
          <draw:text-box>
            <text:p text:style-name="P2">тег</text:p>
          </draw:text-box>
        </draw:frame>
        <draw:frame draw:style-name="gr5" draw:text-style-name="P2" draw:layer="layout" svg:width="1.289cm" svg:height="0.839cm" svg:x="7.802cm" svg:y="9.103cm">
          <draw:text-box>
            <text:p text:style-name="P2">сет</text:p>
          </draw:text-box>
        </draw:frame>
        <draw:frame draw:style-name="gr5" draw:text-style-name="P3" draw:layer="layout" svg:width="3.465cm" svg:height="2.015cm" svg:x="2.403cm" svg:y="1.103cm">
          <draw:text-box>
            <text:p text:style-name="P3">номер<text:line-break/>страницы<text:line-break/>вирт.памяти</text:p>
          </draw:text-box>
        </draw:frame>
        <draw:line draw:style-name="gr6" draw:layer="layout" svg:x1="7cm" svg:y1="7.5cm" svg:x2="7cm" svg:y2="9cm">
          <text:p/>
        </draw:line>
        <draw:line draw:style-name="gr6" draw:layer="layout" svg:x1="8.5cm" svg:y1="7.5cm" svg:x2="8.5cm" svg:y2="9.32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stroke-dash draw:name="Dash_20_1" draw:display-name="Dash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" draw:fill-image-name="Bitmape_20_5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Ivan Ivanov</meta:initial-creator>
    <meta:creation-date>2009-06-30T17:56:40.01</meta:creation-date>
    <dc:date>2009-06-30T18:43:41.84</dc:date>
    <dc:creator>Ivan Ivanov</dc:creator>
    <meta:editing-duration>PT00H00M41S</meta:editing-duration>
    <meta:editing-cycles>1</meta:editing-cycles>
    <meta:document-statistic meta:object-count="29"/>
    <meta:generator>OpenOffice.org/3.0$Win32 OpenOffice.org_project/300m9$Build-9358</meta:generator>
    <meta:user-defined meta:name="Info 1"/>
    <meta:user-defined meta:name="Info 2"/>
    <meta:user-defined meta:name="Info 3"/>
    <meta:user-defined meta:name="Info 4"/>
  </office:meta>
</office:document-meta>
</file>